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831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<text:span text:style-name="T1">verifyAdditionOfCoinsOnVoting</text:span>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1/10/2017</text:date>, <text:time>11:3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3S</meta:editing-duration>
    <meta:editing-cycles>10</meta:editing-cycles>
    <meta:generator>OpenOffice/4.1.2$Win32 OpenOffice.org_project/412m3$Build-9782</meta:generator>
    <dc:date>2017-01-10T11:30:48.03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